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www.lionchipmexico.com/product-page/motor-dc-alto-par-torque-43-kg-12v-47-rpm-robot-32-m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5:09:27.752760049</meta:creation-date>
    <dc:date>2019-07-23T15:10:32.094273341</dc:date>
    <meta:editing-duration>PT1M7S</meta:editing-duration>
    <meta:editing-cycles>1</meta:editing-cycles>
    <meta:document-statistic meta:table-count="0" meta:image-count="0" meta:object-count="0" meta:page-count="1" meta:paragraph-count="1" meta:word-count="1" meta:character-count="97" meta:non-whitespace-character-count="97"/>
    <meta:generator>LibreOffice/6.0.7.3$Linux_X86_64 LibreOffice_project/00m0$Build-3</meta:generator>
  </office:meta>
</office:document-meta>
</file>